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Änderung der Reihenfolge der Vornamen geht ab 14 Jahren unter Einwilligung von einer erziehungsberechtigten Person.</text:p>
      <text:p text:style-name="P1"/>
      <text:p text:style-name="P1">Es müssen <text:span text:style-name="T1">keine</text:span> Gründe angegeben werden.</text:p>
      <text:p text:style-name="P1"/>
      <text:p text:style-name="P1">Einen Zwang, einen Namen vom "richtigen Geschlecht" (=amtlicher Geschechtseintrag) an erster Stelle zu haben, gibt es nicht. Es muss nur einer in eurer Sammlung von Vornamen vorhanden sein (was ja eh so sein wird, sonst hätten eure Eltern eure Geburtsvornamen nicht eintragen lass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9S</meta:editing-duration>
    <meta:editing-cycles>4</meta:editing-cycles>
    <meta:generator>OpenOffice/4.1.6$Win32 OpenOffice.org_project/416m1$Build-9790</meta:generator>
    <dc:date>2019-12-30T12:56:02.83</dc:date>
    <dc:creator>Elena Schmidt</dc:creator>
    <meta:document-statistic meta:table-count="0" meta:image-count="0" meta:object-count="0" meta:page-count="1" meta:paragraph-count="3" meta:word-count="66" meta:character-count="450"/>
    <meta:user-defined meta:name="Info 1"/>
    <meta:user-defined meta:name="Info 2"/>
    <meta:user-defined meta:name="Info 3"/>
    <meta:user-defined meta:name="Info 4"/>
  </office:meta>
</office:document-meta>
</file>